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b6476" officeooo:paragraph-rsid="001b647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2pt" fo:font-weight="bold" officeooo:rsid="001b6476" officeooo:paragraph-rsid="001b6476" style:font-size-asian="22pt" style:font-weight-asian="bold" style:font-size-complex="22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c84b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1"/>
      <text:p text:style-name="P1">Q1.<text:span text:style-name="T1"> Snum field of the customers table is the primary key.</text:span></text:p>
      <text:p text:style-name="P1"><text:span text:style-name="T1"/></text:p>
      <text:p text:style-name="P2">Q2.<text:span text:style-name="T1">Rating is the forth column of the customers table.</text:span></text:p>
      <text:p text:style-name="P2"/>
      <text:p text:style-name="P2">Q3.<text:span text:style-name="T2"> Row is also called as Tuple, Entity and column is called as Attribute.</text:span></text:p>
      <text:p text:style-name="P2"/>
      <text:p text:style-name="P2">Q4.<text:span text:style-name="T2">Rows inside the table are scattered all over database server hard disk when you SELECT from a table , the order of rows in the output depends on the row address, </text:span><text:span text:style-name="T3">so its not possible to see the first five rows of a table.</text:span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48:01.741000953</meta:creation-date>
    <dc:date>2023-09-10T18:01:19.989782370</dc:date>
    <meta:editing-duration>PT1M58S</meta:editing-duration>
    <meta:editing-cycles>1</meta:editing-cycles>
    <meta:document-statistic meta:table-count="0" meta:image-count="0" meta:object-count="0" meta:page-count="1" meta:paragraph-count="6" meta:word-count="80" meta:character-count="420" meta:non-whitespace-character-count="344"/>
    <meta:generator>LibreOffice/7.3.7.2$Linux_X86_64 LibreOffice_project/30$Build-2</meta:generator>
  </office:meta>
</office:document-meta>
</file>